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genschaften Fernkampf Rittertum:</text:p>
      <text:p text:style-name="Standard"/>
      <text:p text:style-name="P1">Fernkämpfer I:</text:p>
      <text:p text:style-name="Standard">KG.Fernkampf +</text:p>
      <text:p text:style-name="Standard">schaltet einfache Fernkampfwaffen der jeweiligen Kultur frei(Fernwaffenkomplexität Stufe 1) </text:p>
      <text:p text:style-name="P1">Fernkämpfer II:</text:p>
      <text:p text:style-name="Standard">RD.Fernkampf +</text:p>
      <text:p text:style-name="Standard">KG.Fernkampf +</text:p>
      <text:p text:style-name="Standard"/>
      <text:p text:style-name="P1">Bogenschütze:</text:p>
      <text:p text:style-name="Standard">KG.Bogen +</text:p>
      <text:p text:style-name="Standard">schaltet Bogenkomplexität Stufe 2 frei</text:p>
      <text:p text:style-name="P1">Scharfschütze.Bogen:</text:p>
      <text:p text:style-name="Standard">KG.Bogen ++</text:p>
      <text:p text:style-name="Standard">schaltet Bogenkomplexität Stufe 3 frei</text:p>
      <text:p text:style-name="P1">Veteran.Bogen:</text:p>
      <text:p text:style-name="Standard">RD.Bogen ++</text:p>
      <text:p text:style-name="Standard">schaltet Bogenkomplexität Stufe 3 frei</text:p>
      <text:p text:style-name="Standard"/>
      <text:p text:style-name="P1">Meisterschütze.Bogen</text:p>
      <text:p text:style-name="P2">schaltet Bogenkomplexität Stufe 4 frei</text:p>
      <text:p text:style-name="Standard">(Heldenfähigkeit)</text:p>
      <text:p text:style-name="Standard"/>
      <text:p text:style-name="Standard"/>
      <text:p text:style-name="Standard">Veteran und Scharfschütze existieren ebenso für Armbrust und Musketen</text:p>
      <text:p text:style-name="Standard"/>
      <text:p text:style-name="P1">Armbrustschütze:</text:p>
      <text:p text:style-name="Standard">KG.Armbrust +</text:p>
      <text:p text:style-name="Standard">schaltet Armbrustkomplexität Stufe 2 frei</text:p>
      <text:p text:style-name="P1">Musketier:</text:p>
      <text:p text:style-name="P2">KG.Muskete +</text:p>
      <text:p text:style-name="P2">schaltet Musketenkomplexität Stufe 2 frei</text:p>
      <text:p text:style-name="P2"/>
      <text:p text:style-name="P2"/>
      <text:p text:style-name="P3">Extraeigenschaften:</text:p>
      <text:p text:style-name="P2"/>
      <text:p text:style-name="P2"/>
      <text:p text:style-name="P1">Tontaubenschießen:</text:p>
      <text:p text:style-name="P2">KG.Bogen ++ und KG.Armbrust ++ gegen Flugeinheiten</text:p>
      <text:p text:style-name="P2"/>
      <text:p text:style-name="P2"/>
      <text:p text:style-name="P2"/>
      <text:p text:style-name="P4"/>
      <text:p text:style-name="P4">Speere:</text:p>
      <text:p text:style-name="P4"/>
      <text:p text:style-name="P6">Speerkämpfer:</text:p>
      <text:p text:style-name="P5">KG.Speer +</text:p>
      <text:p text:style-name="P5">Schaltet Speere und Wurfspeere der Komplexität Stufe 1 frei</text:p>
      <text:p text:style-name="P5"/>
      <text:p text:style-name="P6">Lanzenkämpfer:</text:p>
      <text:p text:style-name="P5">RD.Speer +</text:p>
      <text:p text:style-name="P5"><text:soft-page-break/>Schaltet Speere der Komplexität Stufe 2 frei</text:p>
      <text:p text:style-name="P5"/>
      <text:p text:style-name="P6">Wurfspeerkämpfer:</text:p>
      <text:p text:style-name="P5">KG.Speer +</text:p>
      <text:p text:style-name="P5">Schaltet Wurfspeere der Komplexitätsstufe 2 frei</text:p>
      <text:p text:style-name="P5"/>
      <text:p text:style-name="P6">Pikinier:</text:p>
      <text:p text:style-name="P5">KG.Speer ++</text:p>
      <text:p text:style-name="P5">Schaltet Speere der Komplexitätsstufe 3 frei sowie Wurfspeere der Komplexitätsstufe 2</text:p>
      <text:p text:style-name="P6">Meisterpikinier(Heldenfähigkeit):</text:p>
      <text:p text:style-name="P5">Schaltet Speere der Komplexitätsstufe 4 frei sowie Wurfspeere der Komplexitätsstufe 3</text:p>
      <text:p text:style-name="P5"/>
      <text:p text:style-name="P5"/>
      <text:p text:style-name="P6">Hellebardier:</text:p>
      <text:p text:style-name="P5">RD.Speer ++</text:p>
      <text:p text:style-name="P5">KG.Speer +</text:p>
      <text:p text:style-name="P5">Schaltet Speere der Komplexitätsstufe 3 frei</text:p>
      <text:p text:style-name="P5">Meisterhellebardier(Heldenfähigkeit):</text:p>
      <text:p text:style-name="P5">Schaltet Speere der Komplexitätsstufe 4 frei</text:p>
      <text:p text:style-name="P5"/>
      <text:p text:style-name="P6">Speerwerfer:</text:p>
      <text:p text:style-name="P5">KG.Speer ++</text:p>
      <text:p text:style-name="P5">RD.Speer +</text:p>
      <text:p text:style-name="P5">Schaltet Wurfspeere der Komplexitätsstufe 3 frei</text:p>
      <text:p text:style-name="P6">Meisterspeerwerfer(Heldenfähigkeit):</text:p>
      <text:p text:style-name="P5">Schaltet Wurfspeere der Komplexitätsstufe 4 f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07T13:26:08.42</meta:creation-date>
    <meta:document-statistic meta:table-count="0" meta:image-count="0" meta:object-count="0" meta:page-count="2" meta:paragraph-count="56" meta:word-count="181" meta:character-count="1533"/>
    <dc:date>2012-03-07T17:48:37.34</dc:date>
    <dc:creator>Daniel Spanier</dc:creator>
    <meta:editing-duration>PT02H04M46S</meta:editing-duration>
    <meta:editing-cycles>1</meta:editing-cycles>
    <meta:generator>OpenOffice.org/3.2$Win32 OpenOffice.org_project/320m18$Build-9502</meta:generator>
  </office:meta>
</office:document-meta>
</file>